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107802"/>
    </style:style>
    <style:style style:name="P5" style:family="paragraph" style:parent-style-name="Standard">
      <style:paragraph-properties fo:line-height="115%" fo:text-align="justify" style:justify-single-word="false" style:writing-mode="lr-tb"/>
    </style:style>
    <style:style style:name="P6" style:family="paragraph" style:parent-style-name="Standard">
      <style:paragraph-properties fo:line-height="115%" fo:text-align="justify" style:justify-single-word="false" style:writing-mode="lr-tb"/>
      <style:text-properties officeooo:paragraph-rsid="00107802"/>
    </style:style>
    <style:style style:name="P7" style:family="paragraph" style:parent-style-name="Title" style:master-page-name="Standard">
      <style:paragraph-properties fo:line-height="115%" fo:text-align="center" style:justify-single-word="false" style:page-number="auto" fo:break-before="auto" fo:break-aft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h.s1nxniv1v2i3"/>Polecam pracę. Każdemu</text:p>
      <text:p text:style-name="P1"/>
      <text:p text:style-name="P1">A więc mówisz mi, człowiecze marny, iżeś przede wszystkim jesteś nie w sosie? Po raz kolejny jakiś młot na Bronies Polska szkaluje twoje poglądy? A może znowu jakiś wypłosz z regionalnego fandomu zaprzecza, że popełnił głupstwo i w dodatku oskarża cię o to, że go hejcisz?</text:p>
      <text:p text:style-name="P1"/>
      <text:p text:style-name="P4">Czemu by tego wszystkiego nie rzucić w cholerę? Znaczy ja wiem, ludzie mają różne fetysze i jeśli to jeden z nich, to trochę nie w porządku odbierać ludziom coś, co sprawia im przyjemność.</text:p>
      <text:p text:style-name="P6">Chyba że mordują „for fun”.</text:p>
      <text:p text:style-name="P6"/>
      <text:p text:style-name="P6">Ale jeśli jednak to nie fetysz ani inna zboczona przyjemność, to serio, czemu się męczyć z tłuczniem? Po co masz się użerać z debilami? Świat ma dla ciebie tyle opcji, tyle wyzwań, tyle miejsc, gdzie potrzebują właśnie ciebie!</text:p>
      <text:p text:style-name="P6">Na przykład w pracy.</text:p>
      <text:p text:style-name="P6">Praca w Polsce jest, a bajki o tym, jaka to Polska w ruinie jest i łojezu jaka bezrobotna, to można wiadomo gdzie sobie włożyć.</text:p>
      <text:p text:style-name="P6">Do butów.</text:p>
      <text:p text:style-name="P4">Będziesz wyższy.</text:p>
      <text:p text:style-name="P6"/>
      <text:p text:style-name="P6">Przypuśćmy, człowiecze, że mnie słuchasz. Znajdziesz pracę (żadna nie hańbi, przypominam), dostaniesz się. Popracujesz. Co za to dostaniesz? Przede wszystkim wynagrodzenie w wysokości ustalonej wcześniej. Pieniądze. W końcu twoje własne. Ciesz się, w końcu możesz wydawać, na co ci się podoba, możesz oszczędzić na coś większego i nareszcie zacząć nowe życie.</text:p>
      <text:p text:style-name="P1"/>
      <text:p text:style-name="P5">Dostaniesz też nowe znajomości. No bo powiedzmy to sobie szczerze, musisz się komunikować z ludźmi, zwłaszcza że od tego zależy czasem twa praca. Nowi przyjaciele!</text:p>
      <text:p text:style-name="P1"/>
      <text:p text:style-name="P5">No i oczywiście zaczniesz się zajmować czymś pożytecznym i nareszcie czymś, co daje widoczny gołym okiem skutek. Nareszcie zobaczysz, jak małymi problemami staną się te fandomowe. Jak szybko zrozumiesz, że kiedyś problem rangi państwowej stanie się problemem z serii „mamo, nie umiem się podetrzeć :c”.</text:p>
      <text:p text:style-name="P1"/>
      <text:p text:style-name="P5">Polecam pójście do pracy. Podpisuję się pod tym każdym piórkiem swego upierzenia.</text:p>
      <text:p text:style-name="P1"/>
      <text:p text:style-name="P2">Testowano na Łabuńdzi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_64 LibreOffice_project/e5f16313668ac592c1bfb310f4390624e3dbfb75</meta:generator>
    <dc:title/>
    <meta:initial-creator/>
    <meta:editing-cycles>2</meta:editing-cycles>
    <dc:date>2015-12-20T23:05:22.940000000</dc:date>
    <meta:editing-duration>PT4H38M14S</meta:editing-duration>
    <meta:document-statistic meta:table-count="0" meta:image-count="0" meta:object-count="0" meta:page-count="1" meta:paragraph-count="14" meta:word-count="293" meta:character-count="1837" meta:non-whitespace-character-count="1558"/>
  </office:meta>
</office:document-meta>
</file>